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2.609cm"/>
    </style:style>
    <style:style style:name="co16" style:family="table-column">
      <style:table-column-properties fo:break-before="auto" style:column-width="2.57cm"/>
    </style:style>
    <style:style style:name="co17" style:family="table-column">
      <style:table-column-properties fo:break-before="auto" style:column-width="2.551cm"/>
    </style:style>
    <style:style style:name="co18" style:family="table-column">
      <style:table-column-properties fo:break-before="auto" style:column-width="2.473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9" style:family="table-cell" style:parent-style-name="Defaul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fo:font-size="10pt" fo:font-style="normal" fo:font-weight="bold" style:font-size-asian="10pt" style:font-size-complex="10pt"/>
    </style:style>
    <style:style style:name="ce14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1" style:family="table-cell" style:parent-style-name="Percent" style:data-style-name="N11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12" style:family="table-cell" style:parent-style-name="Percent" style:data-style-name="N107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Percent" style:data-style-name="N11">
      <style:table-cell-properties fo:background-color="transparent" fo:border="none"/>
      <style:paragraph-properties style:writing-mode="page"/>
      <style:text-properties style:font-name="Liberation Sans1" fo:font-size="12pt" fo:font-style="normal" fo:font-weight="normal" style:font-name-asian="Liberation Sans1" style:font-size-asian="12pt" style:font-name-complex="Liberation Sans1" style:font-size-complex="12pt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 style:data-style-name="N11"/>
    <style:style style:name="T1" style:family="text">
      <style:text-properties fo:font-size="10pt" fo:font-weight="bold" style:text-underline-style="none" style:text-underline-color="font-color"/>
    </style:style>
    <style:style style:name="T2" style:family="text">
      <style:text-properties fo:font-size="10pt" style:text-underline-style="none" style:text-underline-color="font-color"/>
    </style:style>
  </office:automatic-styles>
  <office:body>
    <office:spreadsheet>
      <table:table table:name="Φύλλο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1016" table:default-cell-style-name="Default"/>
        <table:table-column table:style-name="co7" table:default-cell-style-name="Default"/>
        <table:table-row table:style-name="ro1">
          <table:table-cell table:style-name="ce6"/>
          <table:table-cell table:style-name="ce7"/>
          <table:table-cell table:style-name="ce8" office:value-type="string" calcext:value-type="string" table:number-columns-spanned="3" table:number-rows-spanned="1">
            <text:p><text:span text:style-name="T1">POPULATION COUNT=100</text:span></text:p>
          </table:table-cell>
          <table:covered-table-cell table:style-name="ce7"/>
          <table:covered-table-cell table:style-name="ce6"/>
          <table:table-cell table:style-name="ce7"/>
          <table:table-cell table:style-name="ce6" table:number-columns-repeated="54"/>
          <table:table-cell table:number-columns-repeated="964"/>
        </table:table-row>
        <table:table-row table:style-name="ro1">
          <table:table-cell table:style-name="ce6" office:value-type="string" calcext:value-type="string">
            <text:p><text:span text:style-name="T1">PROBLEM</text:span></text:p>
          </table:table-cell>
          <table:table-cell table:style-name="ce6" office:value-type="string" calcext:value-type="string">
            <text:p><text:span text:style-name="T1">DE SUCCESS</text:span></text:p>
          </table:table-cell>
          <table:table-cell table:style-name="ce6" office:value-type="string" calcext:value-type="string">
            <text:p><text:span text:style-name="T1">DE CALLS</text:span></text:p>
          </table:table-cell>
          <table:table-cell table:style-name="ce6" office:value-type="string" calcext:value-type="string">
            <text:p><text:span text:style-name="T1">Local SUCCESS</text:span></text:p>
          </table:table-cell>
          <table:table-cell table:style-name="ce6" office:value-type="string" calcext:value-type="string">
            <text:p><text:span text:style-name="T1">Local CALLS</text:span></text:p>
          </table:table-cell>
          <table:table-cell table:style-name="ce6" office:value-type="string" calcext:value-type="string">
            <text:p><text:span text:style-name="T1">GRS SUCCESS</text:span></text:p>
          </table:table-cell>
          <table:table-cell table:style-name="ce6" office:value-type="string" calcext:value-type="string">
            <text:p><text:span text:style-name="T1">GRS CALLS</text:span></text:p>
          </table:table-cell>
          <table:table-cell table:style-name="ce6" table:number-columns-repeated="53"/>
          <table:table-cell table:number-columns-repeated="964"/>
        </table:table-row>
        <table:table-row table:style-name="ro1">
          <table:table-cell office:value-type="string" calcext:value-type="string">
            <text:p><text:span text:style-name="T2">bf1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644" calcext:value-type="float">
            <text:p>1864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18" calcext:value-type="float">
            <text:p>153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7" calcext:value-type="float">
            <text:p>1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68" calcext:value-type="float">
            <text:p>1936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591" calcext:value-type="float">
            <text:p>12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935" calcext:value-type="float">
            <text:p>18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75" calcext:value-type="float">
            <text:p>3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6" calcext:value-type="float">
            <text:p>2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M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672" calcext:value-type="float">
            <text:p>4567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014" calcext:value-type="float">
            <text:p>32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0" calcext:value-type="float">
            <text:p>3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75" calcext:value-type="float">
            <text:p>280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69" calcext:value-type="float">
            <text:p>18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71" calcext:value-type="float">
            <text:p>8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Diffpower10</text:span>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95107" calcext:value-type="float">
            <text:p>9510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1003" calcext:value-type="float">
            <text:p>28100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4" calcext:value-type="float">
            <text:p>5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3" calcext:value-type="float">
            <text:p>1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2" calcext:value-type="float">
            <text:p>1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12" calcext:value-type="float">
            <text:p>93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22" calcext:value-type="float">
            <text:p>397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03" calcext:value-type="float">
            <text:p>92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199" calcext:value-type="float">
            <text:p>7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162" calcext:value-type="float">
            <text:p>65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23" calcext:value-type="float">
            <text:p>60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250</text:span>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Gkls3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191" calcext:value-type="float">
            <text:p>32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26" calcext:value-type="float">
            <text:p>197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3" calcext:value-type="float">
            <text:p>14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2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45" calcext:value-type="float">
            <text:p>2174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3656" calcext:value-type="float">
            <text:p>136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4" calcext:value-type="float">
            <text:p>2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10</text:span>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72389" calcext:value-type="float">
            <text:p>7238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95" calcext:value-type="float">
            <text:p>5089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5" calcext:value-type="float">
            <text:p>8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452" calcext:value-type="float">
            <text:p>384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65" calcext:value-type="float">
            <text:p>47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84" calcext:value-type="float">
            <text:p>27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07" calcext:value-type="float">
            <text:p>16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55" calcext:value-type="float">
            <text:p>12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6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8613" calcext:value-type="float">
            <text:p>88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05" calcext:value-type="float">
            <text:p>39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77" calcext:value-type="float">
            <text:p>19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19" calcext:value-type="float">
            <text:p>33219</text:p>
          </table:table-cell>
          <table:table-cell table:style-name="ce7" office:value-type="percentage" office:value="1" calcext:value-type="percentage">
            <text:p>100,00%</text:p>
          </table:table-cell>
          <table:table-cell office:value-type="float" office:value="38795" calcext:value-type="float">
            <text:p>387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41" calcext:value-type="float">
            <text:p>42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10</text:span>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1116" calcext:value-type="float">
            <text:p>21116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2898" calcext:value-type="float">
            <text:p>22898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1271" calcext:value-type="float">
            <text:p>312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2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1951" calcext:value-type="float">
            <text:p>11951</text:p>
          </table:table-cell>
          <table:table-cell table:style-name="ce7" office:value-type="percentage" office:value="0.0333" calcext:value-type="percentage">
            <text:p>3,33%</text:p>
          </table:table-cell>
          <table:table-cell office:value-type="float" office:value="19904" calcext:value-type="float">
            <text:p>19904</text:p>
          </table:table-cell>
          <table:table-cell table:style-name="ce7" office:value-type="percentage" office:value="0.0333" calcext:value-type="percentage">
            <text:p>3,33%</text:p>
          </table:table-cell>
          <table:table-cell office:value-type="float" office:value="24564" calcext:value-type="float">
            <text:p>24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astrig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15" calcext:value-type="float">
            <text:p>157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41" calcext:value-type="float">
            <text:p>107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63" calcext:value-type="float">
            <text:p>1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263" calcext:value-type="float">
            <text:p>64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93" calcext:value-type="float">
            <text:p>403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709" calcext:value-type="float">
            <text:p>32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7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739" calcext:value-type="float">
            <text:p>76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661" calcext:value-type="float">
            <text:p>68661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0968" calcext:value-type="float">
            <text:p>609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1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1506" calcext:value-type="float">
            <text:p>81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834" calcext:value-type="float">
            <text:p>6783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378" calcext:value-type="float">
            <text:p>49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63" calcext:value-type="float">
            <text:p>549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8" calcext:value-type="float">
            <text:p>34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1" calcext:value-type="float">
            <text:p>27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851" calcext:value-type="float">
            <text:p>72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317" calcext:value-type="float">
            <text:p>51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90" calcext:value-type="float">
            <text:p>324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0138" calcext:value-type="float">
            <text:p>90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40" calcext:value-type="float">
            <text:p>5784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190" calcext:value-type="float">
            <text:p>32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7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0189" calcext:value-type="float">
            <text:p>901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6301" calcext:value-type="float">
            <text:p>5630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995" calcext:value-type="float">
            <text:p>38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015" calcext:value-type="float">
            <text:p>1000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110" calcext:value-type="float">
            <text:p>69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76" calcext:value-type="float">
            <text:p>33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32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4949" calcext:value-type="float">
            <text:p>54949</text:p>
          </table:table-cell>
          <table:table-cell table:style-name="ce7" office:value-type="percentage" office:value="0.9667" calcext:value-type="percentage">
            <text:p>96,67%</text:p>
          </table:table-cell>
          <table:table-cell office:value-type="float" office:value="58743" calcext:value-type="float">
            <text:p>58743</text:p>
          </table:table-cell>
          <table:table-cell table:style-name="ce7" office:value-type="percentage" office:value="0.9" calcext:value-type="percentage">
            <text:p>90,00%</text:p>
          </table:table-cell>
          <table:table-cell office:value-type="float" office:value="67767" calcext:value-type="float">
            <text:p>6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493" calcext:value-type="float">
            <text:p>554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04" calcext:value-type="float">
            <text:p>6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76" calcext:value-type="float">
            <text:p>2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909" calcext:value-type="float">
            <text:p>579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1" calcext:value-type="float">
            <text:p>66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2" calcext:value-type="float">
            <text:p>2812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table:formula="of:=AVERAGE([.B3:.B33])" office:value-type="percentage" office:value="0.871113333333333" calcext:value-type="percentage">
            <text:p>87,11%</text:p>
          </table:table-cell>
          <table:table-cell table:style-name="ce6" table:formula="of:=SUM([.C3:.C33])" office:value-type="float" office:value="1557686" calcext:value-type="float">
            <text:p>1557686</text:p>
          </table:table-cell>
          <table:table-cell table:style-name="ce7" table:formula="of:=AVERAGE([.D3:.D33])" office:value-type="percentage" office:value="0.91" calcext:value-type="percentage">
            <text:p>91,00%</text:p>
          </table:table-cell>
          <table:table-cell table:style-name="ce6" table:formula="of:=SUM([.E3:.E33])" office:value-type="float" office:value="1224091" calcext:value-type="float">
            <text:p>1224091</text:p>
          </table:table-cell>
          <table:table-cell table:style-name="ce7" table:formula="of:=AVERAGE([.F3:.F33])" office:value-type="percentage" office:value="0.914446666666667" calcext:value-type="percentage">
            <text:p>91,44%</text:p>
          </table:table-cell>
          <table:table-cell table:style-name="ce6" table:formula="of:=SUM([.G3:.G33])" office:value-type="float" office:value="667670" calcext:value-type="float">
            <text:p>66767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10" table:formula="of:=([.C34]-[.E34])/[.C34]" office:value-type="percentage" office:value="0.214160620304734" calcext:value-type="percentage">
            <text:p>21,42%</text:p>
          </table:table-cell>
          <table:table-cell/>
          <table:table-cell table:style-name="ce10" table:formula="of:=([.C34]-[.G34])/[.C34]" office:value-type="percentage" office:value="0.571370609994569" calcext:value-type="percentage">
            <text:p>57,14%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6"/>
          <table:table-cell table:style-name="ce7"/>
          <table:table-cell table:style-name="ce8" office:value-type="string" calcext:value-type="string" table:number-columns-spanned="3" table:number-rows-spanned="1">
            <text:p><text:span text:style-name="T1">POPULATION COUNT=10*problem_dimension</text:span></text:p>
          </table:table-cell>
          <table:covered-table-cell table:style-name="ce7"/>
          <table:covered-table-cell table:style-name="ce6"/>
          <table:table-cell table:style-name="ce7"/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span text:style-name="T1">PROBLEM</text:span></text:p>
          </table:table-cell>
          <table:table-cell table:style-name="ce6" office:value-type="string" calcext:value-type="string">
            <text:p><text:span text:style-name="T1">DE SUCCESS</text:span></text:p>
          </table:table-cell>
          <table:table-cell table:style-name="ce6" office:value-type="string" calcext:value-type="string">
            <text:p><text:span text:style-name="T1">DE CALLS</text:span></text:p>
          </table:table-cell>
          <table:table-cell table:style-name="ce6" office:value-type="string" calcext:value-type="string">
            <text:p><text:span text:style-name="T1">Local SUCCESS</text:span></text:p>
          </table:table-cell>
          <table:table-cell table:style-name="ce6" office:value-type="string" calcext:value-type="string">
            <text:p><text:span text:style-name="T1">Local CALLS</text:span></text:p>
          </table:table-cell>
          <table:table-cell table:style-name="ce6" office:value-type="string" calcext:value-type="string">
            <text:p><text:span text:style-name="T1">GRS SUCCESS</text:span></text:p>
          </table:table-cell>
          <table:table-cell table:style-name="ce6" office:value-type="string" calcext:value-type="string">
            <text:p><text:span text:style-name="T1">GRS CALLS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62" calcext:value-type="float">
            <text:p>8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f2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35" calcext:value-type="float">
            <text:p>3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1" calcext:value-type="float">
            <text:p>19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2" calcext:value-type="float">
            <text:p>8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2" calcext:value-type="float">
            <text:p>26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9" calcext:value-type="float">
            <text:p>7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8" calcext:value-type="float">
            <text:p>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M4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668" calcext:value-type="float">
            <text:p>76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1" calcext:value-type="float">
            <text:p>2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09" calcext:value-type="float">
            <text:p>44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5" calcext:value-type="float">
            <text:p>1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Diffpower10</text:span>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95097" calcext:value-type="float">
            <text:p>9509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1003" calcext:value-type="float">
            <text:p>28100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2" calcext:value-type="float">
            <text:p>1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57" calcext:value-type="float">
            <text:p>54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886" calcext:value-type="float">
            <text:p>168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40" calcext:value-type="float">
            <text:p>892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922" calcext:value-type="float">
            <text:p>1339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50" calcext:value-type="float">
            <text:p>149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2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7" calcext:value-type="float">
            <text:p>157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27" calcext:value-type="float">
            <text:p>1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34" calcext:value-type="float">
            <text:p>4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9" calcext:value-type="float">
            <text:p>4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87" calcext:value-type="float">
            <text:p>7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7" calcext:value-type="float">
            <text:p>23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2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429" calcext:value-type="float">
            <text:p>24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0895" calcext:value-type="float">
            <text:p>50895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6" calcext:value-type="float">
            <text:p>8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nsen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9" calcext:value-type="float">
            <text:p>17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59" calcext:value-type="float">
            <text:p>2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5386" calcext:value-type="float">
            <text:p>15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57" calcext:value-type="float">
            <text:p>17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952" calcext:value-type="float">
            <text:p>41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10</text:span>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52881" calcext:value-type="float">
            <text:p>52881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style-name="ce7"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astrigin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903" calcext:value-type="float">
            <text:p>19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4</text:span>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29569" calcext:value-type="float">
            <text:p>2956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077" calcext:value-type="float">
            <text:p>1077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8</text:span>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59042" calcext:value-type="float">
            <text:p>59042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8410" calcext:value-type="float">
            <text:p>8410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16</text:span>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29499" calcext:value-type="float">
            <text:p>129499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33017" calcext:value-type="float">
            <text:p>3301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60" calcext:value-type="float">
            <text:p>14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7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547" calcext:value-type="float">
            <text:p>2154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1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5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69" calcext:value-type="float">
            <text:p>13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8776" calcext:value-type="float">
            <text:p>287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3163" calcext:value-type="float">
            <text:p>3316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4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68" calcext:value-type="float">
            <text:p>88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821" calcext:value-type="float">
            <text:p>43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979" calcext:value-type="float">
            <text:p>1649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7694" calcext:value-type="float">
            <text:p>13769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36" calcext:value-type="float">
            <text:p>17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9" calcext:value-type="float">
            <text:p>49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table:formula="of:=AVERAGE([.B40:.B81])" office:value-type="percentage" office:value="0.902380952380952" calcext:value-type="percentage">
            <text:p>90,24%</text:p>
          </table:table-cell>
          <table:table-cell table:style-name="ce6" table:formula="of:=SUM([.C40:.C81])" office:value-type="float" office:value="1781696" calcext:value-type="float">
            <text:p>1781696</text:p>
          </table:table-cell>
          <table:table-cell table:style-name="ce7" table:formula="of:=AVERAGE([.D40:.D81])" office:value-type="percentage" office:value="0.89682619047619" calcext:value-type="percentage">
            <text:p>89,68%</text:p>
          </table:table-cell>
          <table:table-cell table:style-name="ce6" table:formula="of:=SUM([.E40:.E81])" office:value-type="float" office:value="1294324" calcext:value-type="float">
            <text:p>1294324</text:p>
          </table:table-cell>
          <table:table-cell table:style-name="ce7" table:formula="of:=AVERAGE([.F40:.F81])" office:value-type="percentage" office:value="0.914283333333333" calcext:value-type="percentage">
            <text:p>91,43%</text:p>
          </table:table-cell>
          <table:table-cell table:style-name="ce6" table:formula="of:=SUM([.G40:.G81])" office:value-type="float" office:value="999126" calcext:value-type="float">
            <text:p>999126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10" table:formula="of:=([.C82]-[.E82])/[.C82]" office:value-type="percentage" office:value="0.273543859334028" calcext:value-type="percentage">
            <text:p>27,35%</text:p>
          </table:table-cell>
          <table:table-cell/>
          <table:table-cell table:style-name="ce10" table:formula="of:=([.C82]-[.G82])/[.C82]" office:value-type="percentage" office:value="0.439227567441359" calcext:value-type="percentage">
            <text:p>43,92%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6"/>
          <table:table-cell table:style-name="ce7"/>
          <table:table-cell table:style-name="ce8" office:value-type="string" calcext:value-type="string" table:number-columns-spanned="3" table:number-rows-spanned="1">
            <text:p><text:span text:style-name="T1">NEW TERM RULE</text:span></text:p>
          </table:table-cell>
          <table:covered-table-cell table:style-name="ce7"/>
          <table:covered-table-cell table:style-name="ce6"/>
          <table:table-cell table:style-name="ce7"/>
          <table:table-cell table:style-name="ce6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span text:style-name="T1">PROBLEM</text:span></text:p>
          </table:table-cell>
          <table:table-cell table:style-name="ce6" office:value-type="string" calcext:value-type="string">
            <text:p><text:span text:style-name="T1">DE SUCCESS</text:span></text:p>
          </table:table-cell>
          <table:table-cell table:style-name="ce6" office:value-type="string" calcext:value-type="string">
            <text:p><text:span text:style-name="T1">DE CALLS</text:span></text:p>
          </table:table-cell>
          <table:table-cell table:style-name="ce6" office:value-type="string" calcext:value-type="string">
            <text:p><text:span text:style-name="T1">Local SUCCESS</text:span></text:p>
          </table:table-cell>
          <table:table-cell table:style-name="ce6" office:value-type="string" calcext:value-type="string">
            <text:p><text:span text:style-name="T1">Local CALLS</text:span></text:p>
          </table:table-cell>
          <table:table-cell table:style-name="ce6" office:value-type="string" calcext:value-type="string">
            <text:p><text:span text:style-name="T1">GRS SUCCESS</text:span></text:p>
          </table:table-cell>
          <table:table-cell table:style-name="ce6" office:value-type="string" calcext:value-type="string">
            <text:p><text:span text:style-name="T1">GRS CALLS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" calcext:value-type="float">
            <text:p>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5" calcext:value-type="float">
            <text:p>1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" calcext:value-type="float">
            <text:p>1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M4</text:span>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44" calcext:value-type="float">
            <text:p>54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36" calcext:value-type="float">
            <text:p>1236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6" office:value-type="float" office:value="2371" calcext:value-type="float">
            <text:p>2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" calcext:value-type="float">
            <text:p>5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76" calcext:value-type="float">
            <text:p>21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Diffpower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90" calcext:value-type="float">
            <text:p>99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347" calcext:value-type="float">
            <text:p>13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4284" calcext:value-type="float">
            <text:p>34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2" calcext:value-type="float">
            <text:p>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" calcext:value-type="float">
            <text:p>1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4" calcext:value-type="float">
            <text:p>3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2" calcext:value-type="float">
            <text:p>19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92" calcext:value-type="float">
            <text:p>6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0" calcext:value-type="float">
            <text:p>1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68" calcext:value-type="float">
            <text:p>34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1" calcext:value-type="float">
            <text:p>2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25" calcext:value-type="float">
            <text:p>27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950" calcext:value-type="float">
            <text:p>149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2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" calcext:value-type="float">
            <text:p>29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7" calcext:value-type="float">
            <text:p>13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1" calcext:value-type="float">
            <text:p>23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54" calcext:value-type="float">
            <text:p>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5" calcext:value-type="float">
            <text:p>38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7" calcext:value-type="float">
            <text:p>4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7" calcext:value-type="float">
            <text:p>4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" calcext:value-type="float">
            <text:p>4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4" calcext:value-type="float">
            <text:p>4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7" calcext:value-type="float">
            <text:p>1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0" calcext:value-type="float">
            <text:p>3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2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11" calcext:value-type="float">
            <text:p>61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Griewank10</text:span>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19294" calcext:value-type="float">
            <text:p>1929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0068" calcext:value-type="float">
            <text:p>20068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8456" calcext:value-type="float">
            <text:p>8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9" calcext:value-type="float">
            <text:p>18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18" calcext:value-type="float">
            <text:p>19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5" calcext:value-type="float">
            <text:p>18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" calcext:value-type="float">
            <text:p>5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2" calcext:value-type="float">
            <text:p>2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Hartman6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798" calcext:value-type="float">
            <text:p>37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9" calcext:value-type="float">
            <text:p>5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46" calcext:value-type="float">
            <text:p>17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8" calcext:value-type="float">
            <text:p>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2" calcext:value-type="float">
            <text:p>80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9" calcext:value-type="float">
            <text:p>83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4" calcext:value-type="float">
            <text:p>248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25" calcext:value-type="float">
            <text:p>25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702" calcext:value-type="float">
            <text:p>68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Potential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1897" calcext:value-type="float">
            <text:p>101897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3853" calcext:value-type="float">
            <text:p>113853</text:p>
          </table:table-cell>
          <table:table-cell table:style-name="ce7" office:value-type="percentage" office:value="0.1333" calcext:value-type="percentage">
            <text:p>13,33%</text:p>
          </table:table-cell>
          <table:table-cell office:value-type="float" office:value="53373" calcext:value-type="float">
            <text:p>53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astrigin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537" calcext:value-type="float">
            <text:p>53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787" calcext:value-type="float">
            <text:p>7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4</text:span>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830" calcext:value-type="float">
            <text:p>830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262" calcext:value-type="float">
            <text:p>42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8</text:span>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387" calcext:value-type="float">
            <text:p>25387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26241" calcext:value-type="float">
            <text:p>2624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5736" calcext:value-type="float">
            <text:p>257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rosenbrock16</text:span>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149665" calcext:value-type="float">
            <text:p>149665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60454" calcext:value-type="float">
            <text:p>60454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44608" calcext:value-type="float">
            <text:p>44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5</text:span>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972" calcext:value-type="float">
            <text:p>29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19" calcext:value-type="float">
            <text:p>12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098" calcext:value-type="float">
            <text:p>30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1" calcext:value-type="float">
            <text:p>33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4060" calcext:value-type="float">
            <text:p>14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hekel10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0" calcext:value-type="float">
            <text:p>407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5950" calcext:value-type="float">
            <text:p>25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2" calcext:value-type="float">
            <text:p>22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73" calcext:value-type="float">
            <text:p>29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93" calcext:value-type="float">
            <text:p>109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8" calcext:value-type="float">
            <text:p>37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41" calcext:value-type="float">
            <text:p>4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6" calcext:value-type="float">
            <text:p>13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7" calcext:value-type="float">
            <text:p>59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3" calcext:value-type="float">
            <text:p>6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51" calcext:value-type="float">
            <text:p>20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2n7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97" calcext:value-type="float">
            <text:p>10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99" calcext:value-type="float">
            <text:p>1069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3046" calcext:value-type="float">
            <text:p>23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48" calcext:value-type="float">
            <text:p>1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5" calcext:value-type="float">
            <text:p>2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6" calcext:value-type="float">
            <text:p>7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11" calcext:value-type="float">
            <text:p>7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37" calcext:value-type="float">
            <text:p>32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16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32" calcext:value-type="float">
            <text:p>12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10" calcext:value-type="float">
            <text:p>2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004" calcext:value-type="float">
            <text:p>146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Sinu32</text:span>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2443" calcext:value-type="float">
            <text:p>244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149" calcext:value-type="float">
            <text:p>414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02333" calcext:value-type="float">
            <text:p>2023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1" calcext:value-type="float">
            <text:p>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11" calcext:value-type="float">
            <text:p>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2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6" calcext:value-type="float">
            <text:p>12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table:formula="of:=AVERAGE([.B88:.B129])" office:value-type="percentage" office:value="0.861902380952381" calcext:value-type="percentage">
            <text:p>86,19%</text:p>
          </table:table-cell>
          <table:table-cell table:style-name="ce6" table:formula="of:=SUM([.C88:.C129])" office:value-type="float" office:value="393158" calcext:value-type="float">
            <text:p>393158</text:p>
          </table:table-cell>
          <table:table-cell table:style-name="ce7" table:formula="of:=AVERAGE([.D88:.D129])" office:value-type="percentage" office:value="0.880952380952381" calcext:value-type="percentage">
            <text:p>88,10%</text:p>
          </table:table-cell>
          <table:table-cell table:style-name="ce6" table:formula="of:=SUM([.E88:.E129])" office:value-type="float" office:value="333216" calcext:value-type="float">
            <text:p>333216</text:p>
          </table:table-cell>
          <table:table-cell table:style-name="ce7" table:formula="of:=AVERAGE([.F88:.F129])" office:value-type="percentage" office:value="0.915871428571429" calcext:value-type="percentage">
            <text:p>91,59%</text:p>
          </table:table-cell>
          <table:table-cell table:style-name="ce6" table:formula="of:=SUM([.G88:.G129])" office:value-type="float" office:value="999556" calcext:value-type="float">
            <text:p>999556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10" table:formula="of:=([.C130]-[.E130])/[.C130]" office:value-type="percentage" office:value="0.152462877519979" calcext:value-type="percentage">
            <text:p>15,25%</text:p>
          </table:table-cell>
          <table:table-cell/>
          <table:table-cell table:style-name="ce10" table:formula="of:=([.C130]-[.G130])/[.C130]" office:value-type="percentage" office:value="-1.54237736482534" calcext:value-type="percentage">
            <text:p>-154,24%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ce9"/>
        <table:table-column table:style-name="co6" table:default-cell-style-name="Default"/>
        <table:table-column table:style-name="co10" table:default-cell-style-name="ce9"/>
        <table:table-column table:style-name="co11" table:default-cell-style-name="Default"/>
        <table:table-column table:style-name="co6" table:default-cell-style-name="ce9"/>
        <table:table-column table:style-name="co6" table:default-cell-style-name="Default"/>
        <table:table-column table:style-name="co12" table:default-cell-style-name="ce11"/>
        <table:table-column table:style-name="co6" table:default-cell-style-name="ce12"/>
        <table:table-column table:style-name="co6" table:number-columns-repeated="1014" table:default-cell-style-name="Default"/>
        <table:table-column table:style-name="co7" table:default-cell-style-name="Default"/>
        <table:table-row table:style-name="ro1">
          <table:table-cell/>
          <table:table-cell table:style-name="ce6" office:value-type="string" calcext:value-type="string">
            <text:p><text:span text:style-name="T1">DOUBLE RATE</text:span></text:p>
          </table:table-cell>
          <table:table-cell table:style-name="ce6" office:value-type="string" calcext:value-type="string">
            <text:p><text:span text:style-name="T1">DOUBLE CALLS</text:span></text:p>
          </table:table-cell>
          <table:table-cell table:style-name="ce13" office:value-type="string" calcext:value-type="string">
            <text:p>new weight RATE</text:p>
          </table:table-cell>
          <table:table-cell table:style-name="ce6" office:value-type="string" calcext:value-type="string">
            <text:p><text:span text:style-name="T1">NEW CALLS</text:span></text:p>
          </table:table-cell>
          <table:table-cell table:style-name="ce6" office:value-type="string" calcext:value-type="string">
            <text:p><text:span text:style-name="T1">CH RATE</text:span></text:p>
          </table:table-cell>
          <table:table-cell table:style-name="ce6" office:value-type="string" calcext:value-type="string">
            <text:p><text:span text:style-name="T1">CH CALLS</text:span></text:p>
          </table:table-cell>
          <table:table-cell table:style-name="ce14" office:value-type="string" calcext:value-type="string">
            <text:p>FAIL1</text:p>
          </table:table-cell>
          <table:table-cell table:style-name="ce14" office:value-type="string" calcext:value-type="string">
            <text:p>FAIL2</text:p>
          </table:table-cell>
          <table:table-cell table:style-name="ce6" table:number-columns-repeated="18"/>
          <table:table-cell table:number-columns-repeated="997"/>
        </table:table-row>
        <table:table-row table:style-name="ro1">
          <table:table-cell office:value-type="string" calcext:value-type="string">
            <text:p><text:span text:style-name="T2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66" calcext:value-type="float">
            <text:p>4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" calcext:value-type="float">
            <text:p>800</text:p>
          </table:table-cell>
          <table:table-cell office:value-type="percentage" office:value="0.0108" calcext:value-type="percentage">
            <text:p>1,08%</text:p>
          </table:table-cell>
          <table:table-cell office:value-type="percentage" office:value="0.0105" calcext:value-type="percentage">
            <text:p>1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bf2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926" calcext:value-type="float">
            <text:p>3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3" calcext:value-type="float">
            <text:p>733</text:p>
          </table:table-cell>
          <table:table-cell office:value-type="percentage" office:value="0.0115" calcext:value-type="percentage">
            <text:p>1,15%</text:p>
          </table:table-cell>
          <table:table-cell office:value-type="percentage" office:value="0.0108" calcext:value-type="percentage">
            <text:p>1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67" calcext:value-type="float">
            <text:p>29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7" calcext:value-type="float">
            <text:p>5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576" calcext:value-type="percentage">
            <text:p>5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CM4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8242" calcext:value-type="float">
            <text:p>182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" calcext:value-type="float">
            <text:p>70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0" calcext:value-type="float">
            <text:p>840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04" calcext:value-type="percentage">
            <text:p>1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Diffpower10</text:span>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1821" calcext:value-type="float">
            <text:p>91821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1825" calcext:value-type="percentage">
            <text:p>18,25%</text:p>
          </table:table-cell>
          <table:table-cell table:style-name="ce11" office:value-type="percentage" office:value="0.1317" calcext:value-type="percentage">
            <text:p>13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4" calcext:value-type="float">
            <text:p>1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" calcext:value-type="float">
            <text:p>2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" calcext:value-type="float">
            <text:p>247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0845" calcext:value-type="percentage">
            <text:p>8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" calcext:value-type="float">
            <text:p>32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" calcext:value-type="float">
            <text:p>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" calcext:value-type="float">
            <text:p>260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243" calcext:value-type="percentage">
            <text:p>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84" calcext:value-type="float">
            <text:p>15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6" calcext:value-type="float">
            <text:p>5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523" calcext:value-type="percentage">
            <text:p>5,23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152" calcext:value-type="float">
            <text:p>721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612" calcext:value-type="percentage">
            <text:p>6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15" calcext:value-type="float">
            <text:p>113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8" calcext:value-type="float">
            <text:p>19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9" calcext:value-type="float">
            <text:p>1959</text:p>
          </table:table-cell>
          <table:table-cell office:value-type="percentage" office:value="0.1272" calcext:value-type="percentage">
            <text:p>12,72%</text:p>
          </table:table-cell>
          <table:table-cell office:value-type="percentage" office:value="0.0885" calcext:value-type="percentage">
            <text:p>8,8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5475" calcext:value-type="float">
            <text:p>175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1" calcext:value-type="float">
            <text:p>38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2" calcext:value-type="float">
            <text:p>3882</text:p>
          </table:table-cell>
          <table:table-cell office:value-type="percentage" office:value="0.151" calcext:value-type="percentage">
            <text:p>15,10%</text:p>
          </table:table-cell>
          <table:table-cell table:style-name="ce11" office:value-type="percentage" office:value="0.1088" calcext:value-type="percentage">
            <text:p>1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kls2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6" calcext:value-type="float">
            <text:p>29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4" calcext:value-type="float">
            <text:p>294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62" calcext:value-type="percentage">
            <text:p>3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45" calcext:value-type="float">
            <text:p>37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4" calcext:value-type="float">
            <text:p>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" calcext:value-type="float">
            <text:p>337</text:p>
          </table:table-cell>
          <table:table-cell office:value-type="percentage" office:value="0.0955" calcext:value-type="percentage">
            <text:p>9,55%</text:p>
          </table:table-cell>
          <table:table-cell office:value-type="percentage" office:value="0.0531" calcext:value-type="percentage">
            <text:p>5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kls35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718" calcext:value-type="float">
            <text:p>971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4" calcext:value-type="float">
            <text:p>5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9" calcext:value-type="float">
            <text:p>529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531" calcext:value-type="percentage">
            <text:p>5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60" calcext:value-type="float">
            <text:p>94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550" calcext:value-type="float">
            <text:p>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7" calcext:value-type="float">
            <text:p>567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0776" calcext:value-type="percentage">
            <text:p>7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6" calcext:value-type="float">
            <text:p>7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6" calcext:value-type="float">
            <text:p>6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4" calcext:value-type="float">
            <text:p>734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97" calcext:value-type="percentage">
            <text:p>1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riewank2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49" calcext:value-type="float">
            <text:p>464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78" calcext:value-type="float">
            <text:p>578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09" calcext:value-type="float">
            <text:p>709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1" calcext:value-type="percentage">
            <text:p>1,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79586" calcext:value-type="float">
            <text:p>7958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2254" calcext:value-type="float">
            <text:p>12254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9993" calcext:value-type="float">
            <text:p>19993</text:p>
          </table:table-cell>
          <table:table-cell office:value-type="percentage" office:value="0.0076" calcext:value-type="percentage">
            <text:p>0,76%</text:p>
          </table:table-cell>
          <table:table-cell table:style-name="ce11" office:value-type="percentage" office:value="0.0071" calcext:value-type="percentage">
            <text:p>0,7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Hansen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9666" calcext:value-type="percentage">
            <text:p>96,66%</text:p>
          </table:table-cell>
          <table:table-cell office:value-type="float" office:value="1358" calcext:value-type="float">
            <text:p>13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1" calcext:value-type="float">
            <text:p>2011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0878" calcext:value-type="percentage">
            <text:p>8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6" calcext:value-type="float">
            <text:p>85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3" calcext:value-type="float">
            <text:p>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" calcext:value-type="float">
            <text:p>706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532" calcext:value-type="percentage">
            <text:p>5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0912" calcext:value-type="float">
            <text:p>5091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553" calcext:value-type="float">
            <text:p>255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885" calcext:value-type="float">
            <text:p>3885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651" calcext:value-type="percentage">
            <text:p>6,5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1157" calcext:value-type="float">
            <text:p>1711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4" calcext:value-type="float">
            <text:p>70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40" calcext:value-type="float">
            <text:p>14840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087" calcext:value-type="percentage">
            <text:p>8,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potential4</text:span>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26433" calcext:value-type="float">
            <text:p>2643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3437" calcext:value-type="float">
            <text:p>23437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7520" calcext:value-type="float">
            <text:p>27520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0628" calcext:value-type="percentage">
            <text:p>6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38" calcext:value-type="float">
            <text:p>42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21" calcext:value-type="float">
            <text:p>460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57" calcext:value-type="float">
            <text:p>42157</text:p>
          </table:table-cell>
          <table:table-cell office:value-type="percentage" office:value="0.1382" calcext:value-type="percentage">
            <text:p>13,82%</text:p>
          </table:table-cell>
          <table:table-cell table:style-name="ce11" office:value-type="percentage" office:value="0.0495" calcext:value-type="percentage">
            <text:p>4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Rastrigin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3638" calcext:value-type="float">
            <text:p>363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70" calcext:value-type="float">
            <text:p>5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" calcext:value-type="float">
            <text:p>702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448" calcext:value-type="percentage">
            <text:p>4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rosenbrock4</text:span>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28247" calcext:value-type="float">
            <text:p>2824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883" calcext:value-type="float">
            <text:p>2883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409" calcext:value-type="float">
            <text:p>3409</text:p>
          </table:table-cell>
          <table:table-cell office:value-type="percentage" office:value="0.0166" calcext:value-type="percentage">
            <text:p>1,66%</text:p>
          </table:table-cell>
          <table:table-cell office:value-type="percentage" office:value="0.0191" calcext:value-type="percentage">
            <text:p>1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rosenbrock8</text:span>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214" calcext:value-type="float">
            <text:p>921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5942" calcext:value-type="float">
            <text:p>25942</text:p>
          </table:table-cell>
          <table:table-cell office:value-type="percentage" office:value="0.0066" calcext:value-type="percentage">
            <text:p>0,66%</text:p>
          </table:table-cell>
          <table:table-cell office:value-type="percentage" office:value="0.0121" calcext:value-type="percentage">
            <text:p>1,2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rosenbrock16</text:span>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93194" calcext:value-type="float">
            <text:p>93194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44305" calcext:value-type="float">
            <text:p>4430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9775" calcext:value-type="float">
            <text:p>149775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66" calcext:value-type="percentage">
            <text:p>0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814" calcext:value-type="float">
            <text:p>2581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653" calcext:value-type="float">
            <text:p>2653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72" calcext:value-type="percentage">
            <text:p>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hekel7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9708" calcext:value-type="float">
            <text:p>2970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366" calcext:value-type="float">
            <text:p>2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0" calcext:value-type="float">
            <text:p>3590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49" calcext:value-type="percentage">
            <text:p>3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hekel10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853" calcext:value-type="float">
            <text:p>3085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77" calcext:value-type="float">
            <text:p>21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18" calcext:value-type="float">
            <text:p>3618</text:p>
          </table:table-cell>
          <table:table-cell office:value-type="percentage" office:value="0.0195" calcext:value-type="percentage">
            <text:p>1,95%</text:p>
          </table:table-cell>
          <table:table-cell office:value-type="percentage" office:value="0.0188" calcext:value-type="percentage">
            <text:p>1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2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03" calcext:value-type="float">
            <text:p>24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9" calcext:value-type="float">
            <text:p>18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93" calcext:value-type="float">
            <text:p>2493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2n5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631" calcext:value-type="float">
            <text:p>37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1" calcext:value-type="float">
            <text:p>26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4" calcext:value-type="float">
            <text:p>4034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393" calcext:value-type="percentage">
            <text:p>3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2n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38" calcext:value-type="float">
            <text:p>584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1" calcext:value-type="float">
            <text:p>35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2" calcext:value-type="float">
            <text:p>6232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2n7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5415" calcext:value-type="float">
            <text:p>65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2" calcext:value-type="float">
            <text:p>5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16" calcext:value-type="float">
            <text:p>11316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52" calcext:value-type="percentage">
            <text:p>3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inu4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7597" calcext:value-type="float">
            <text:p>175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8" calcext:value-type="float">
            <text:p>13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31" calcext:value-type="float">
            <text:p>1931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226" calcext:value-type="percentage">
            <text:p>2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inu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404" calcext:value-type="float">
            <text:p>77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00" calcext:value-type="float">
            <text:p>43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15" calcext:value-type="float">
            <text:p>7515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5" calcext:value-type="percentage">
            <text:p>2,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inu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92" calcext:value-type="float">
            <text:p>160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7" calcext:value-type="float">
            <text:p>2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7" calcext:value-type="float">
            <text:p>2027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474" calcext:value-type="percentage">
            <text:p>14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Sinu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6347" calcext:value-type="float">
            <text:p>1863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036" calcext:value-type="float">
            <text:p>403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4039" calcext:value-type="float">
            <text:p>4039</text:p>
          </table:table-cell>
          <table:table-cell office:value-type="percentage" office:value="0.2069" calcext:value-type="percentage">
            <text:p>20,69%</text:p>
          </table:table-cell>
          <table:table-cell office:value-type="percentage" office:value="0.1595" calcext:value-type="percentage">
            <text:p>15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30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11" calcext:value-type="float">
            <text:p>197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5" calcext:value-type="float">
            <text:p>6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7" calcext:value-type="float">
            <text:p>717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2">Test30n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88" calcext:value-type="float">
            <text:p>203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5" calcext:value-type="float">
            <text:p>965</text:p>
          </table:table-cell>
          <table:table-cell office:value-type="percentage" office:value="0.115" calcext:value-type="percentage">
            <text:p>11,50%</text:p>
          </table:table-cell>
          <table:table-cell office:value-type="percentage" office:value="0.082" calcext:value-type="percentage">
            <text:p>8,2%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AVERAGE([.B2:.B43])" office:value-type="percentage" office:value="0.901590476190476" calcext:value-type="percentage">
            <text:p>90,16%</text:p>
          </table:table-cell>
          <table:table-cell table:style-name="ce6" table:formula="of:=SUM([.C2:.C43])" office:value-type="float" office:value="1872688" calcext:value-type="float">
            <text:p>1872688</text:p>
          </table:table-cell>
          <table:table-cell table:style-name="ce7" table:formula="of:=AVERAGE([.D2:.D43])" office:value-type="percentage" office:value="0.9" calcext:value-type="percentage">
            <text:p>90,00%</text:p>
          </table:table-cell>
          <table:table-cell table:style-name="ce6" table:formula="of:=SUM([.E2:.E43])" office:value-type="float" office:value="199821" calcext:value-type="float">
            <text:p>199821</text:p>
          </table:table-cell>
          <table:table-cell table:style-name="ce7" table:formula="of:=AVERAGE([.F2:.F43])" office:value-type="percentage" office:value="0.900002380952381" calcext:value-type="percentage">
            <text:p>90,00%</text:p>
          </table:table-cell>
          <table:table-cell table:style-name="ce6" table:formula="of:=SUM([.G2:.G43])" office:value-type="float" office:value="359509" calcext:value-type="float">
            <text:p>359509</text:p>
          </table:table-cell>
          <table:table-cell table:style-name="ce15" table:formula="of:=AVERAGE([.H2:.H43])" office:value-type="percentage" office:value="0.0724571428571429" calcext:value-type="percentage">
            <text:p>7,25%</text:p>
          </table:table-cell>
          <table:table-cell table:style-name="ce15" table:formula="of:=AVERAGE([.I2:.I43])" office:value-type="percentage" office:value="0.0512595238095238" calcext:value-type="percentage">
            <text:p>5,13%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style-name="ce10" table:formula="of:=([.C44]-[.E44])/[.C44]" office:value-type="percentage" office:value="0.893297228369061" calcext:value-type="percentage">
            <text:p>89,33%</text:p>
          </table:table-cell>
          <table:table-cell/>
          <table:table-cell table:style-name="ce10" table:formula="of:=([.C44]-[.G44])/[.C44]" office:value-type="percentage" office:value="0.808025148876908" calcext:value-type="percentage">
            <text:p>80,80%</text:p>
          </table:table-cell>
          <table:table-cell/>
          <table:table-cell table:style-name="ce16"/>
          <table:table-cell table:number-columns-repeated="1015"/>
        </table:table-row>
        <table:table-row table:style-name="ro5" table:number-rows-repeated="17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</table:table>
      <table:table table:name="Sheet3" table:style-name="ta3">
        <table:table-column table:style-name="co13" table:default-cell-style-name="Default"/>
        <table:table-column table:style-name="co13" table:default-cell-style-name="ce25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number-columns-repeated="1011" table:default-cell-style-name="Default"/>
        <table:table-row table:style-name="ro4">
          <table:table-cell table:style-name="ce23"/>
          <table:table-cell table:style-name="ce24" office:value-type="string" calcext:value-type="string">
            <text:p>ALI-OLD</text:p>
          </table:table-cell>
          <table:table-cell table:style-name="ce23" office:value-type="string" calcext:value-type="string">
            <text:p>ALI-OLD</text:p>
          </table:table-cell>
          <table:table-cell table:number-columns-repeated="2" table:style-name="ce23" office:value-type="string" calcext:value-type="string">
            <text:p>ALI-ALI</text:p>
          </table:table-cell>
          <table:table-cell table:number-columns-repeated="2" table:style-name="ce23" office:value-type="string" calcext:value-type="string">
            <text:p>ALI-TSOULOS</text:p>
          </table:table-cell>
          <table:table-cell table:style-name="ce23" office:value-type="string" calcext:value-type="string">
            <text:p>DOUBLE-OLD</text:p>
          </table:table-cell>
          <table:table-cell table:style-name="ce23" office:value-type="string" calcext:value-type="string">
            <text:p>DOUBLE OLD</text:p>
          </table:table-cell>
          <table:table-cell table:style-name="ce23" office:value-type="string" calcext:value-type="string">
            <text:p>DOUBLE -ALI</text:p>
          </table:table-cell>
          <table:table-cell table:style-name="ce23" office:value-type="string" calcext:value-type="string">
            <text:p>DOUBLE ALI</text:p>
          </table:table-cell>
          <table:table-cell table:number-columns-repeated="2" table:style-name="ce23" office:value-type="string" calcext:value-type="string">
            <text:p>DOUBLE TSOULOS</text:p>
          </table:table-cell>
          <table:table-cell table:number-columns-repeated="2" table:style-name="ce23" office:value-type="string" calcext:value-type="string">
            <text:p>NEW OLD</text:p>
          </table:table-cell>
          <table:table-cell table:style-name="ce23" office:value-type="string" calcext:value-type="string">
            <text:p>NEW ALI </text:p>
          </table:table-cell>
          <table:table-cell table:style-name="ce23" office:value-type="string" calcext:value-type="string">
            <text:p>NEW ALI</text:p>
          </table:table-cell>
          <table:table-cell table:number-columns-repeated="2" table:style-name="ce23" office:value-type="string" calcext:value-type="string">
            <text:p>NEW TSOULOS</text:p>
          </table:table-cell>
          <table:table-cell table:style-name="ce23" table:number-columns-repeated="1005"/>
        </table:table-row>
        <table:table-row table:style-name="ro4">
          <table:table-cell office:value-type="string" calcext:value-type="string">
            <text:p><text:span text:style-name="T2">bf1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2" calcext:value-type="float">
            <text:p>114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bf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" calcext:value-type="float">
            <text:p>11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bran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4" calcext:value-type="float">
            <text:p>9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CM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0" calcext:value-type="float">
            <text:p>359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Camel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4" calcext:value-type="float">
            <text:p>109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Diffpower10</text:span>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101934" calcext:value-type="float">
            <text:p>10193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asom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7" calcext:value-type="float">
            <text:p>170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xp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" calcext:value-type="float">
            <text:p>53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xp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1" calcext:value-type="float">
            <text:p>242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xp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xp16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31" calcext:value-type="float">
            <text:p>16003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Exp32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039" calcext:value-type="float">
            <text:p>32003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kls25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" calcext:value-type="float">
            <text:p>78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kls2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2" calcext:value-type="float">
            <text:p>77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kls350</text:span>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906" calcext:value-type="float">
            <text:p>190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kls3100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83" calcext:value-type="float">
            <text:p>188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oldste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8" calcext:value-type="float">
            <text:p>98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riewank2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99" calcext:value-type="float">
            <text:p>129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Griewank10</text:span>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00080" calcext:value-type="float">
            <text:p>10008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Hanse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8" calcext:value-type="float">
            <text:p>239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Hartman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48" calcext:value-type="float">
            <text:p>1448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Hartman6</text:span>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489" calcext:value-type="float">
            <text:p>948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potential3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027" calcext:value-type="float">
            <text:p>9002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potential4</text:span>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20387" calcext:value-type="float">
            <text:p>120387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potentia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073" calcext:value-type="float">
            <text:p>150073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Rastrigin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" calcext:value-type="float">
            <text:p>1246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rosenbrock4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4" calcext:value-type="float">
            <text:p>656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rosenbrock8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40" calcext:value-type="float">
            <text:p>4424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rosenbrock16</text:span>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60349" calcext:value-type="float">
            <text:p>16034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Shekel5</text:span>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24" calcext:value-type="float">
            <text:p>5524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2">Shekel7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Shekel10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2n4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2n5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2n6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2n7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sinu4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Sinu8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sinu16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Sinu32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30n3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2">Test30n4</text:span></text:p>
          </table:table-cell>
          <table:table-cell table:number-columns-repeated="1023"/>
        </table:table-row>
        <table:table-row table:style-name="ro4">
          <table:table-cell/>
          <table:table-cell table:formula="of:=AVERAGE([.B2:.B43])" office:value-type="percentage" office:value="0.922223333333333" calcext:value-type="percentage">
            <text:p>92,22%</text:p>
          </table:table-cell>
          <table:table-cell table:formula="of:=SUM([.C2:.C43])" office:value-type="float" office:value="1304321" calcext:value-type="float">
            <text:p>1304321</text:p>
          </table:table-cell>
          <table:table-cell table:number-columns-repeated="1021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min-integer-digits="1"/>
      <number:text>%</number:text>
    </number:percentag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2$Linux_X86_64 LibreOffice_project/30$Build-2</meta:generator>
    <meta:initial-creator/>
    <meta:creation-date/>
    <meta:editing-cycles>5</meta:editing-cycles>
    <meta:editing-duration>PT9M19S</meta:editing-duration>
    <dc:date>2022-01-24T08:24:09.379477372</dc:date>
    <meta:document-statistic meta:table-count="3" meta:cell-count="1365" meta:object-count="0"/>
  </office:meta>
</office:document-meta>
</file>